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>
            <text:p>Lorem ipsum dolor sit amet, consectetur adipiscing elit.</text:p>
          </table:table-cell>
          <table:table-cell/>
          <table:table-cell office:value-type="string">
            <text:p>Praesent pharetra urna eu arcu blandit nec pretium odio fermentum.</text:p>
          </table:table-cell>
        </table:table-row>
        <table:table-row table:style-name="ro1">
          <table:table-cell office:value-type="string">
            <text:p>Sed in orci quis risus interdum lacinia ut eu nisl.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d facilisis nibh eu diam tincidunt pellentesque semper nulla auctor.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Helvetica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2">02/02/2012</text:date>, <text:time>12:5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Wilson</meta:initial-creator>
    <meta:creation-date>2012-02-02T12:51:33</meta:creation-date>
    <dc:date>2012-02-02T12:56:35</dc:date>
    <dc:creator>Chris Wilson</dc:creator>
    <meta:editing-duration>PT5M3S</meta:editing-duration>
    <meta:editing-cycles>2</meta:editing-cycles>
    <meta:generator>LibreOffice/3.4$Linux LibreOffice_project/340m1$Build-402</meta:generator>
    <meta:document-statistic meta:table-count="3" meta:cell-count="4" meta:object-count="0"/>
  </office:meta>
</office:document-meta>
</file>